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050e78" officeooo:paragraph-rsid="00050e78"/>
    </style:style>
    <style:style style:name="P2" style:family="paragraph" style:parent-style-name="Text_20_body">
      <style:text-properties officeooo:rsid="00050e78" officeooo:paragraph-rsid="00050e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570f"/>
    </style:style>
    <style:style style:name="T3" style:family="text">
      <style:text-properties fo:font-style="italic" officeooo:rsid="0005570f" style:font-style-asian="italic" style:font-style-complex="italic"/>
    </style:style>
    <style:style style:name="T4" style:family="text">
      <style:text-properties officeooo:rsid="000612cb"/>
    </style:style>
    <style:style style:name="T5" style:family="text">
      <style:text-properties fo:font-weight="bold" officeooo:rsid="000612cb" style:font-weight-asian="bold" style:font-weight-complex="bold"/>
    </style:style>
    <style:style style:name="T6" style:family="text">
      <style:text-properties fo:font-weight="normal" officeooo:rsid="000612c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Ne plus devenir membre</text:h>
      <text:p text:style-name="P2">Description : un utilisateur memebre de la bibliothèque peut ne plus être memebre en supprimant son compte</text:p>
      <text:p text:style-name="P2">étapes: </text:p>
      <text:p text:style-name="P2">1. un utilisateur memebre <text:span text:style-name="T1">se connecte</text:span> à son compte avec ses coordonnées (nom d’utilisateur + mdp) <text:span text:style-name="T2">dans la section </text:span><text:span text:style-name="T3">se connecter</text:span>.</text:p>
      <text:p text:style-name="P2">2. <text:span text:style-name="T4">l’utilisatuer </text:span><text:span text:style-name="T1">acc</text:span><text:span text:style-name="T5">è</text:span><text:span text:style-name="T1">de</text:span> à <text:s/>mon compte.</text:p>
      <text:p text:style-name="P2">3. <text:span text:style-name="T4">l’utilisateur </text:span><text:span text:style-name="T5">accède</text:span><text:span text:style-name="T4"> à</text:span> gérer mon compte.</text:p>
      <text:p text:style-name="P2">4. <text:span text:style-name="T4">l’utilisateur </text:span><text:span text:style-name="T5">accède</text:span><text:span text:style-name="T4"> à supprimer mon compte.</text:span></text:p>
      <text:p text:style-name="P2">5. <text:span text:style-name="T4">l’utilisateur </text:span><text:span text:style-name="T1">confirme </text:span><text:span text:style-name="T6">son choix.</text:span></text:p>
      <text:p text:style-name="P2">6. <text:span text:style-name="T4">l’application </text:span><text:span text:style-name="T1">supprime </text:span>définitivement ce membre <text:span text:style-name="T4">de la base de donné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6-21T15:22:33.792164413</meta:creation-date>
    <meta:generator>LibreOffice/25.2.6.2$Linux_X86_64 LibreOffice_project/520$Build-2</meta:generator>
    <dc:date>2025-10-13T15:30:58.814621698</dc:date>
    <meta:editing-duration>PT17M12S</meta:editing-duration>
    <meta:editing-cycles>3</meta:editing-cycles>
    <meta:document-statistic meta:table-count="0" meta:image-count="0" meta:object-count="0" meta:page-count="1" meta:paragraph-count="9" meta:word-count="79" meta:character-count="499" meta:non-whitespace-character-count="427"/>
  </office:meta>
</office:document-meta>
</file>